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5.8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274cm" fo:min-width="2.041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35cm" svg:height="1.27cm" svg:x="7.35cm" svg:y="2.27cm">
          <text:p text:style-name="P1">Stage2基础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35cm" svg:height="1.27cm" svg:x="7.35cm" svg:y="4.81cm">
          <text:p text:style-name="P1">0X18简单的表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35cm" svg:height="1.27cm" svg:x="7.35cm" svg:y="7.35cm">
          <text:p text:style-name="P1">0X24词典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3.54cm" svg:x2="10.525cm" svg:y2="4.81cm" draw:start-shape="id1" draw:start-glue-point="2" draw:end-shape="id2" draw:end-glue-point="0" svg:d="M10525 3540v1270" svg:viewBox="0 0 1 1271">
          <text:p/>
        </draw:connector>
        <draw:connector draw:style-name="gr2" draw:text-style-name="P1" draw:layer="layout" svg:x1="10.525cm" svg:y1="6.08cm" svg:x2="10.525cm" svg:y2="7.35cm" draw:start-shape="id2" draw:start-glue-point="2" draw:end-shape="id3" draw:end-glue-point="0" svg:d="M10525 6080v1270" svg:viewBox="0 0 1 1271">
          <text:p/>
        </draw:connector>
        <draw:custom-shape draw:style-name="gr1" draw:text-style-name="P1" xml:id="id4" draw:id="id4" draw:layer="layout" svg:width="6.35cm" svg:height="1.27cm" svg:x="7.35cm" svg:y="9.89cm">
          <text:p text:style-name="P1">0X25表嵌套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8.62cm" svg:x2="10.525cm" svg:y2="9.89cm" draw:start-shape="id3" draw:start-glue-point="2" draw:end-shape="id4" draw:end-glue-point="0" svg:d="M10525 8620v1270" svg:viewBox="0 0 1 1271">
          <text:p/>
        </draw:connector>
        <draw:custom-shape draw:style-name="gr1" draw:text-style-name="P1" xml:id="id7" draw:id="id7" draw:layer="layout" svg:width="6.35cm" svg:height="1.27cm" svg:x="7.35cm" svg:y="14.97cm">
          <text:p text:style-name="P1">0X2C表的遍历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2.54cm" svg:height="1.524cm" draw:transform="rotate (-1.5707963267949) translate (11.287cm 11.668cm)">
          <text:p text:style-name="P1">并且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6" draw:id="id6" draw:layer="layout" svg:width="6.35cm" svg:height="1.27cm" svg:x="13.7cm" svg:y="12.43cm">
          <text:p text:style-name="P1">Stage6流程控制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11.16cm" svg:x2="10.525cm" svg:y2="11.668cm" draw:start-shape="id4" draw:start-glue-point="2" draw:end-shape="id5" draw:end-glue-point="3" svg:d="M10525 11160v508" svg:viewBox="0 0 1 509">
          <text:p/>
        </draw:connector>
        <draw:connector draw:style-name="gr4" draw:text-style-name="P2" draw:layer="layout" draw:type="curve" svg:x1="13.7cm" svg:y1="13.065cm" svg:x2="11.287cm" svg:y2="12.938cm" draw:start-shape="id6" draw:start-glue-point="3" draw:end-shape="id5" svg:d="M13700 13065c-1809 0-603-127-2413-127" svg:viewBox="0 0 2414 128">
          <text:p/>
        </draw:connector>
        <draw:connector draw:style-name="gr4" draw:text-style-name="P2" draw:layer="layout" draw:type="curve" svg:x1="10.525cm" svg:y1="14.208cm" svg:x2="10.525cm" svg:y2="14.97cm" draw:start-shape="id5" draw:start-glue-point="1" draw:end-shape="id7" draw:end-glue-point="0" svg:d="M10525 14208v762" svg:viewBox="0 0 1 763">
          <text:p/>
        </draw:connector>
        <draw:custom-shape draw:style-name="gr1" draw:text-style-name="P1" xml:id="id8" draw:id="id8" draw:layer="layout" svg:width="6.35cm" svg:height="1.27cm" svg:x="7.35cm" svg:y="17.51cm">
          <text:p text:style-name="P1">0X2D对表操作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6.35cm" svg:height="1.27cm" svg:x="7.35cm" svg:y="20.05cm">
          <text:p text:style-name="P1">0X2E更多对表操作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6.35cm" svg:height="1.27cm" svg:x="7.35cm" svg:y="22.59cm">
          <text:p text:style-name="P1">Stage4理解函数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16.24cm" svg:x2="10.525cm" svg:y2="17.51cm" draw:start-shape="id7" draw:start-glue-point="2" draw:end-shape="id8" draw:end-glue-point="0" svg:d="M10525 16240v1270" svg:viewBox="0 0 1 1271">
          <text:p/>
        </draw:connector>
        <draw:connector draw:style-name="gr2" draw:text-style-name="P1" draw:layer="layout" svg:x1="10.525cm" svg:y1="18.78cm" svg:x2="10.525cm" svg:y2="20.05cm" draw:start-shape="id8" draw:start-glue-point="2" draw:end-shape="id9" draw:end-glue-point="0" svg:d="M10525 18780v1270" svg:viewBox="0 0 1 1271">
          <text:p/>
        </draw:connector>
        <draw:connector draw:style-name="gr2" draw:text-style-name="P1" draw:layer="layout" svg:x1="10.525cm" svg:y1="21.32cm" svg:x2="10.525cm" svg:y2="22.59cm" draw:start-shape="id9" draw:start-glue-point="2" draw:end-shape="id10" draw:end-glue-point="0" svg:d="M10525 21320v1270" svg:viewBox="0 0 1 1271">
          <text:p/>
        </draw:connector>
        <draw:custom-shape draw:style-name="gr1" draw:text-style-name="P1" xml:id="id11" draw:id="id11" draw:layer="layout" svg:width="6.35cm" svg:height="1.27cm" svg:x="13.7cm" svg:y="24.5cm">
          <text:p text:style-name="P1">0X33迭代器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svg:x1="13.7cm" svg:y1="15.605cm" svg:x2="16.875cm" svg:y2="24.5cm" draw:start-shape="id7" draw:start-glue-point="1" draw:end-shape="id11" draw:end-glue-point="0" svg:d="M13700 15605c2117 0 3175 2965 3175 8895" svg:viewBox="0 0 3176 889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08:03:05.382530152</meta:creation-date>
    <dc:date>2017-11-18T22:41:59.198000000</dc:date>
    <meta:editing-duration>PT41M18S</meta:editing-duration>
    <meta:editing-cycles>15</meta:editing-cycles>
    <meta:generator>LibreOffice/5.2.7.2$Windows_X86_64 LibreOffice_project/2b7f1e640c46ceb28adf43ee075a6e8b8439ed10</meta:generator>
    <meta:document-statistic meta:object-count="21"/>
  </office:meta>
</office:document-meta>
</file>